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9f8" officeooo:paragraph-rsid="000cf9f8"/>
    </style:style>
    <style:style style:name="P2" style:family="paragraph" style:parent-style-name="Standard">
      <style:text-properties officeooo:rsid="0010903c" officeooo:paragraph-rsid="0010903c"/>
    </style:style>
    <style:style style:name="P3" style:family="paragraph" style:parent-style-name="Standard">
      <style:paragraph-properties fo:break-before="page"/>
      <style:text-properties officeooo:rsid="000e9cd9" officeooo:paragraph-rsid="000e9cd9"/>
    </style:style>
    <style:style style:name="P4" style:family="paragraph" style:parent-style-name="Standard" style:list-style-name="L1">
      <style:text-properties officeooo:rsid="000cf9f8" officeooo:paragraph-rsid="000cf9f8"/>
    </style:style>
    <style:style style:name="P5" style:family="paragraph" style:parent-style-name="Standard" style:list-style-name="L1">
      <style:text-properties officeooo:rsid="000cf9f8" officeooo:paragraph-rsid="000cf9f8" fo:background-color="#ffff00"/>
    </style:style>
    <style:style style:name="P6" style:family="paragraph" style:parent-style-name="Standard" style:list-style-name="L1">
      <style:text-properties officeooo:rsid="000cf9f8" officeooo:paragraph-rsid="000cf9f8" fo:background-color="#ffff00"/>
    </style:style>
    <style:style style:name="P7" style:family="paragraph" style:parent-style-name="Standard">
      <style:text-properties fo:font-weight="bold" officeooo:rsid="0010903c" officeooo:paragraph-rsid="0010903c" style:font-weight-asian="bold" style:font-weight-complex="bold"/>
    </style:style>
    <style:style style:name="P8" style:family="paragraph" style:parent-style-name="Standard">
      <style:text-properties fo:font-weight="bold" officeooo:rsid="000cf9f8" officeooo:paragraph-rsid="000cf9f8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10903c" officeooo:paragraph-rsid="0010903c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551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 technique for the measurement of attitudes toward abortion (Bardis, P, 1972)</text:p>
      <text:list xml:id="list7093925695024400308" text:style-name="L1">
        <text:list-header>
          <text:p text:style-name="P4"/>
        </text:list-header>
        <text:list-item>
          <text:p text:style-name="P6">Abortion is all right during the first three months of pregnancy.</text:p>
        </text:list-item>
        <text:list-item>
          <text:p text:style-name="P4">Abortion is not murder.</text:p>
        </text:list-item>
        <text:list-item>
          <text:p text:style-name="P4">Abortion should be given to single women.</text:p>
        </text:list-item>
        <text:list-item>
          <text:p text:style-name="P4"><text:span text:style-name="T1">Abortion is not sinful</text:span>.</text:p>
        </text:list-item>
        <text:list-item>
          <text:p text:style-name="P4">Abortion laws should be liberal.</text:p>
        </text:list-item>
        <text:list-item>
          <text:p text:style-name="P4">If the family cannot support another child, abortion is all right.</text:p>
        </text:list-item>
        <text:list-item>
          <text:p text:style-name="P4"><text:span text:style-name="T1">Abortion is not immoral</text:span>.</text:p>
        </text:list-item>
        <text:list-item>
          <text:p text:style-name="P4">Man has the right to destroy life in the womb.</text:p>
        </text:list-item>
        <text:list-item>
          <text:p text:style-name="P4">Abortion is a human right.</text:p>
        </text:list-item>
        <text:list-item>
          <text:p text:style-name="P4">If the child is not wanted, abortion is all right.</text:p>
        </text:list-item>
        <text:list-item>
          <text:p text:style-name="P4">Abortion is a human right.</text:p>
        </text:list-item>
        <text:list-item>
          <text:p text:style-name="P4">Easy abortion will not lower the value of human life.</text:p>
        </text:list-item>
        <text:list-item>
          <text:p text:style-name="P4">In cases of rape abortion should be allowed.</text:p>
        </text:list-item>
        <text:list-item>
          <text:p text:style-name="P4">Abortion is right when the fetus is too young to live outside the womb.</text:p>
        </text:list-item>
        <text:list-item>
          <text:p text:style-name="P4">Abortion should be used to reduce illegitimacy.</text:p>
        </text:list-item>
        <text:list-item>
          <text:p text:style-name="P4">Abortion should be used as a birth control method.</text:p>
        </text:list-item>
        <text:list-item>
          <text:p text:style-name="P4"><text:span text:style-name="T1">The embryo is not really a human being</text:span>.</text:p>
        </text:list-item>
        <text:list-item>
          <text:p text:style-name="P4">Abortion is acceptable when the father abandons the mother.</text:p>
        </text:list-item>
        <text:list-item>
          <text:p text:style-name="P4">Illegitimacy justifies abortion.</text:p>
        </text:list-item>
        <text:list-item>
          <text:p text:style-name="P5">Where the child is likely to be born physically defective, abortion should be allowed.</text:p>
        </text:list-item>
        <text:list-item>
          <text:p text:style-name="P4">Just because a child is conceived, it does not mean that it has the right to live.</text:p>
        </text:list-item>
        <text:list-item>
          <text:p text:style-name="P4">Abortion is better than marriage forced by pregnancy.</text:p>
        </text:list-item>
        <text:list-item>
          <text:p text:style-name="P4">Having unwanted children is worse than abortion.</text:p>
        </text:list-item>
        <text:list-item>
          <text:p text:style-name="P4">In cases of incest, abortion should be allowed.</text:p>
        </text:list-item>
        <text:list-item>
          <text:p text:style-name="P4">Easy abortion will not increase promiscuity.</text:p>
        </text:list-item>
      </text:list>
      <text:p text:style-name="P3">ABORTION DECISION-MAKING ATTITUDES OF ADOLESCENTS ATTENDING ROMAN CATHOLIC SCHOOLS (Crock, 2007)</text:p>
      <text:p text:style-name="P1">Abortion Attitudes Scale</text:p>
      <text:p text:style-name="P1">Thank you in advance for your participation in this survey, which is being conducted to</text:p>
      <text:p text:style-name="P1">better understand your attitudes about legal abortion. Please read the directions</text:p>
      <text:p text:style-name="P1">carefully. This survey is about purposeful, induced abortion, not miscarriage or loss of</text:p>
      <text:p text:style-name="P1">an ectopic pregnancy (occurring outside the uterus). “To terminate the pregnancy” will</text:p>
      <text:p text:style-name="P1">refer to a purposeful, induced abortion. If you become uncomfortable filling out this</text:p>
      <text:p text:style-name="P1">survey, feel free to stop at any time. Fill in answers that best represent your attitudes.</text:p>
      <text:p text:style-name="P1"/>
      <text:p text:style-name="P1">1. If you were speaking for someone else who became pregnant, under what</text:p>
      <text:p text:style-name="P1">conditions would you agree or disagree that it would be acceptable for her to</text:p>
      <text:p text:style-name="P1">terminate the pregnancy? Please check only one answer per condition.</text:p>
      <text:p text:style-name="P1">Conditions</text:p>
      <text:p text:style-name="P1"/>
      <text:p text:style-name="P1">a. She does not feel ready to have a baby.</text:p>
      <text:p text:style-name="P1">b. She does not want to marry the baby’s father.</text:p>
      <text:p text:style-name="P1">c. She does not want her parents to know she’s pregnant.</text:p>
      <text:p text:style-name="P1">d. Her parents want her to get an abortion.</text:p>
      <text:p text:style-name="P1">e. There’s a strong chance the baby has a serious disability.</text:p>
      <text:p text:style-name="P1">f. The pregnancy is a result of rape.</text:p>
      <text:p text:style-name="P1">g. The family has a very low income and feels they cannot afford any more children.</text:p>
      <text:p text:style-name="P1">h. For any reason, at any time in pregnancy.</text:p>
      <text:p text:style-name="P1">i. She is married and does not want any more children.</text:p>
      <text:p text:style-name="P1">j. The father of the baby wants the female to get an abortion.</text:p>
      <text:p text:style-name="P1">k. The father of the baby wants the baby.</text:p>
      <text:p text:style-name="P1">l. Continuing the pregnancy would injure her health: physical, emotional, psychological, familial (family-related), &amp; age-related.</text:p>
      <text:p text:style-name="P1">m. Any other abortion condition you’d like to write here? (Optional):___________________</text:p>
      <text:p text:style-name="P1">n. There are no conditions under which abortion is acceptable.</text:p>
      <text:p text:style-name="P1"/>
      <text:p text:style-name="P1">2. Speaking for yourself , if you or your partner became pregnant, under what conditions</text:p>
      <text:p text:style-name="P1">would you agree or disagree that it would be acceptable to terminate the pregnancy ?</text:p>
      <text:p text:style-name="P1">Please check only one answer per condition.</text:p>
      <text:p text:style-name="P1">Conditions</text:p>
      <text:p text:style-name="P1"/>
      <text:p text:style-name="P1">a. She does not feel ready to have a baby.</text:p>
      <text:p text:style-name="P1">b. She does not want to marry the baby’s father.</text:p>
      <text:p text:style-name="P1">c. She does not want her parents to know she’s pregnant.</text:p>
      <text:p text:style-name="P1">d. Her parents want her to get an abortion.</text:p>
      <text:p text:style-name="P1">e. There’s a strong chance the baby has a serious disability.</text:p>
      <text:p text:style-name="P1">f. The pregnancy is a result of rape.</text:p>
      <text:p text:style-name="P1">g. The family has a very low income and feels they cannot afford any more children.</text:p>
      <text:p text:style-name="P1">h. For any reason, at any time in pregnancy.</text:p>
      <text:p text:style-name="P1">i. She is married and does not want any more children.</text:p>
      <text:p text:style-name="P1">j. The father of the baby wants the female to get an abortion.</text:p>
      <text:p text:style-name="P1">k. The father of the baby wants the baby.</text:p>
      <text:p text:style-name="P1">l. Continuing the pregnancy would injure her health: physical, emotional, psychological, familial (family-related), &amp; age-related.</text:p>
      <text:p text:style-name="P1">m. Any other abortion condition you’d like to write here? (Optional):___________________</text:p>
      <text:p text:style-name="P1">n. There are no conditions under which abortion is acceptable.</text:p>
      <text:p text:style-name="P9">The measurement of attitudes toward abortion (Taylor &amp; Whitehead, 2014)</text:p>
      <text:p text:style-name="P2"/>
      <text:p text:style-name="P2">Taylor &amp; Whitehead Scale </text:p>
      <text:p text:style-name="P2">1. <text:span text:style-name="T2">Abortion is not acceptable under any circumstances</text:span>.</text:p>
      <text:p text:style-name="P2">2. Abortion is acceptable if the mother's health is endangered.</text:p>
      <text:p text:style-name="P2">3. <text:span text:style-name="T2">If a woman finds out her baby will be born with a defect, she has the right to abort the child</text:span>.</text:p>
      <text:p text:style-name="P2">4. The human fetus is a living being and therefore should be protected by law.</text:p>
      <text:p text:style-name="P2">5. <text:span text:style-name="T2">Abortion is murder</text:span>.</text:p>
      <text:p text:style-name="P2">6. A women has a right to choose to have an abortion.</text:p>
      <text:p text:style-name="P2">7. Parental consent should not be required for an abortion to be performed.</text:p>
      <text:p text:style-name="P2">8. <text:span text:style-name="T2">I believe abortion goes against all morals.</text:span></text:p>
      <text:p text:style-name="P2">9. It is better to have the baby and put it up for adoption than an abortion.</text:p>
      <text:p text:style-name="P2">10. Abortions should be partially covered by insurance companies.</text:p>
      <text:p text:style-name="P2">11. Abortion services should be offered through the university under confidentiality.</text:p>
      <text:p text:style-name="P2">12. Depending on the circumstances of conception, a female has the right to determine the best course for the life of her fetus.</text:p>
      <text:p text:style-name="P2"/>
      <text:p text:style-name="P7">Hess &amp; Rueb Scale</text:p>
      <text:p text:style-name="P7"/>
      <text:p text:style-name="P2">1. <text:span text:style-name="T2">Life begins at conception.</text:span></text:p>
      <text:p text:style-name="P2">2. <text:span text:style-name="T2">Life begins at birth.</text:span></text:p>
      <text:p text:style-name="P2">3. I might abort a fetus I did not intend to create.</text:p>
      <text:p text:style-name="P2">4. <text:span text:style-name="T2">Abortion should be legal in all situations.</text:span></text:p>
      <text:p text:style-name="P2">5. <text:span text:style-name="T2">Abortion should be illegal in all situations.</text:span></text:p>
      <text:p text:style-name="P2">6. Abortion should be legal in the cases of rape or incest.</text:p>
      <text:p text:style-name="P2">7. Abortion should be legal if the mother's life or long-term health is at risk.</text:p>
      <text:p text:style-name="P2">8. <text:span text:style-name="T2">Abortion should be legal if the fetus has a birth defect. </text:span></text:p>
      <text:p text:style-name="P2">9. Abortion should be legal if the parents cannot afford the baby.</text:p>
      <text:p text:style-name="P2">10. Abortion should be legal if the parents do not want that particular sex of the child.</text:p>
      <text:p text:style-name="P2">11. Abortion should be legal if the parents do not want the child.</text:p>
      <text:p text:style-name="P2">12. <text:span text:style-name="T2">Abortion is morally wrong.</text:span></text:p>
      <text:p text:style-name="P2">13. <text:span text:style-name="T2">Abortion is murder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20:48:35.988212477</meta:creation-date>
    <dc:date>2018-01-15T18:07:23.734793208</dc:date>
    <meta:editing-duration>PT3H30M58S</meta:editing-duration>
    <meta:editing-cycles>7</meta:editing-cycles>
    <meta:generator>LibreOffice/5.2.7.2$Linux_X86_64 LibreOffice_project/20m0$Build-2</meta:generator>
    <dc:creator>Nicolas </dc:creator>
    <meta:document-statistic meta:table-count="0" meta:image-count="0" meta:object-count="0" meta:page-count="3" meta:paragraph-count="98" meta:word-count="1015" meta:character-count="5742" meta:non-whitespace-character-count="4848"/>
  </office:meta>
</office:document-meta>
</file>